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670,670,66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504,909,753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484,579,84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78,176,868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229,460,60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375,608,95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415,006,238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409,694,553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543,292,392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450,140,386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561,763,437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279,704,74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054,113,42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027,702,254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61,900,106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87,038,821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78,236,03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87,408,804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82,915,40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14,723,460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40,285,264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03,630,742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48,237,10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7:11.225035049</dc:date>
    <meta:editing-duration>PT2H19M24S</meta:editing-duration>
    <meta:editing-cycles>62</meta:editing-cycles>
    <meta:generator>LibreOffice/7.2.6.2$Linux_X86_64 LibreOffice_project/20$Build-2</meta:generator>
    <meta:document-statistic meta:table-count="1" meta:cell-count="48" meta:object-count="0"/>
  </office:meta>
</office:document-meta>
</file>